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C000000540C2E7E37.png" manifest:media-type="image/png"/>
  <manifest:file-entry manifest:full-path="Pictures/100000010000034B0000002B216C240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10.5pt" fo:font-weight="normal"/>
    </style:style>
    <style:style style:name="T3" style:family="text">
      <style:text-properties fo:color="#c586c0" loext:opacity="100%" style:font-name="Consolas" fo:font-size="10.5pt" fo:font-weight="normal" fo:background-color="#1f1f1f" loext:char-shading-value="0"/>
    </style:style>
    <style:style style:name="T4" style:family="text">
      <style:text-properties fo:color="#c586c0" loext:opacity="100%" style:font-name="Consolas" fo:font-size="10.5pt" fo:background-color="#1f1f1f" loext:char-shading-value="0"/>
    </style:style>
    <style:style style:name="T5" style:family="text">
      <style:text-properties fo:color="#cccccc" loext:opacity="100%" fo:background-color="#1f1f1f" loext:char-shading-value="0"/>
    </style:style>
    <style:style style:name="T6" style:family="text">
      <style:text-properties fo:color="#4ec9b0" loext:opacity="100%"/>
    </style:style>
    <style:style style:name="T7" style:family="text">
      <style:text-properties fo:color="#4ec9b0" loext:opacity="100%" style:font-name="Consolas" fo:font-size="10.5pt"/>
    </style:style>
    <style:style style:name="T8" style:family="text">
      <style:text-properties fo:color="#4ec9b0" loext:opacity="100%" style:font-name="Consolas" fo:font-size="10.5pt" fo:font-weight="normal"/>
    </style:style>
    <style:style style:name="T9" style:family="text">
      <style:text-properties fo:color="#9cdcfe" loext:opacity="100%"/>
    </style:style>
    <style:style style:name="T10" style:family="text">
      <style:text-properties fo:color="#9cdcfe" loext:opacity="100%" style:font-name="Consolas" fo:font-size="10.5pt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d4d4d4" loext:opacity="100%"/>
    </style:style>
    <style:style style:name="T13" style:family="text">
      <style:text-properties fo:color="#d4d4d4" loext:opacity="100%" style:font-name="Consolas" fo:font-size="10.5pt"/>
    </style:style>
    <style:style style:name="T14" style:family="text">
      <style:text-properties fo:color="#d4d4d4" loext:opacity="100%" style:font-name="Consolas" fo:font-size="10.5pt" fo:font-weight="normal"/>
    </style:style>
    <style:style style:name="T15" style:family="text">
      <style:text-properties fo:color="#dcdcaa" loext:opacity="100%"/>
    </style:style>
    <style:style style:name="T16" style:family="text">
      <style:text-properties fo:color="#dcdcaa" loext:opacity="100%" style:font-name="Consolas" fo:font-size="10.5pt"/>
    </style:style>
    <style:style style:name="T17" style:family="text">
      <style:text-properties fo:color="#dcdcaa" loext:opacity="100%" style:font-name="Consolas" fo:font-size="10.5pt" fo:font-weight="normal"/>
    </style:style>
    <style:style style:name="T18" style:family="text">
      <style:text-properties fo:color="#b5cea8" loext:opacity="100%"/>
    </style:style>
    <style:style style:name="T19" style:family="text">
      <style:text-properties fo:color="#ce9178" loext:opacity="100%"/>
    </style:style>
    <style:style style:name="T20" style:family="text">
      <style:text-properties fo:color="#ce9178" loext:opacity="100%" style:font-name="Consolas" fo:font-size="10.5pt"/>
    </style:style>
    <style:style style:name="T21" style:family="text">
      <style:text-properties fo:color="#ce9178" loext:opacity="100%" style:font-name="Consolas" fo:font-size="10.5pt" fo:font-weight="normal"/>
    </style:style>
    <style:style style:name="T22" style:family="text">
      <style:text-properties fo:color="#569cd6" loext:opacity="100%"/>
    </style:style>
    <style:style style:name="T23" style:family="text">
      <style:text-properties style:font-name="Consolas" fo:font-size="10.5pt"/>
    </style:style>
    <style:style style:name="T24" style:family="text">
      <style:text-properties style:font-name="Consolas" fo:font-size="10.5pt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10</text:p>
      <text:h text:style-name="Heading_20_1" text:outline-level="1">Aim: Write A Program To Implement Socket In Python.</text:h>
      <text:p text:style-name="P1">Server.py</text:p>
      <text:p text:style-name="Standard">import socket</text:p>
      <text:p text:style-name="Standard"/>
      <text:p text:style-name="Standard">s = socket.socket()</text:p>
      <text:p text:style-name="Standard"/>
      <text:p text:style-name="Standard">host = socket.gethostname()</text:p>
      <text:p text:style-name="Standard">port = 12345</text:p>
      <text:p text:style-name="Standard"/>
      <text:p text:style-name="Standard">s.bind((host, port))</text:p>
      <text:p text:style-name="Standard"/>
      <text:p text:style-name="Standard">s.listen(5)</text:p>
      <text:p text:style-name="Standard">print("Server started")</text:p>
      <text:p text:style-name="Standard">print("Waiting for connections")</text:p>
      <text:p text:style-name="Standard"/>
      <text:p text:style-name="Standard">while True:</text:p>
      <text:p text:style-name="Standard">    c, addr = s.accept()</text:p>
      <text:p text:style-name="Standard">    print("Connected to : ", addr)</text:p>
      <text:p text:style-name="Standard"/>
      <text:p text:style-name="Standard">    c.send(bytes("Hi There", "utf-8"))</text:p>
      <text:p text:style-name="Standard">    c.close()</text:p>
      <text:p text:style-name="Standard"/>
      <text:p text:style-name="Standard">    break</text:p>
      <text:p text:style-name="P1"><draw:frame draw:style-name="fr1" draw:name="Image1" text:anchor-type="char" svg:width="6.9252in" svg:height="0.689in" draw:z-index="0"><draw:image xlink:href="Pictures/100000010000034C000000540C2E7E37.png" xlink:type="simple" xlink:show="embed" xlink:actuate="onLoad" draw:mime-type="image/png"/></draw:frame>client.py</text:p>
      <text:p text:style-name="Standard">import socket</text:p>
      <text:p text:style-name="Standard"/>
      <text:p text:style-name="Standard">s = socket.socket()</text:p>
      <text:p text:style-name="Standard"/>
      <text:p text:style-name="Standard">host = socket.gethostname()</text:p>
      <text:p text:style-name="Standard">port = 12345</text:p>
      <text:p text:style-name="Standard"/>
      <text:p text:style-name="Standard">s.connect((host, port))</text:p>
      <text:p text:style-name="Standard"/>
      <text:p text:style-name="Standard">print(s.recv(1024).decode("utf-8"))</text:p>
      <text:p text:style-name="Standard"/>
      <text:p text:style-name="Standard">s.close()</text:p>
      <text:p text:style-name="P1"><draw:frame draw:style-name="fr1" draw:name="Image2" text:anchor-type="char" svg:width="6.9252in" svg:height="0.3528in" draw:z-index="1"><draw:image xlink:href="Pictures/100000010000034B0000002B216C24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4T23:09:46.622000000</meta:creation-date>
    <dc:date>2025-03-04T23:14:38.772000000</dc:date>
    <meta:editing-duration>PT4M53S</meta:editing-duration>
    <meta:editing-cycles>1</meta:editing-cycles>
    <meta:document-statistic meta:table-count="0" meta:image-count="2" meta:object-count="0" meta:page-count="1" meta:paragraph-count="25" meta:word-count="64" meta:character-count="508" meta:non-whitespace-character-count="449"/>
    <meta:generator>LibreOffice/24.2.5.2$Windows_X86_64 LibreOffice_project/bffef4ea93e59bebbeaf7f431bb02b1a39ee8a59</meta:generator>
  </office:meta>
</office:document-meta>
</file>